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Nom=["Ahmed","Samir","Fouad","Assia","Sara"]</text:span></text:p>
      <text:p text:style-name="P1"><text:span text:style-name="T1">Case=["p","n","p","n","p"]</text:span></text:p>
      <text:p text:style-name="P1"><text:span text:style-name="T1">DATA=[Nom,Case]</text:span></text:p>
      <text:p text:style-name="P1"><text:span text:style-name="T1"/></text:p>
      <text:p text:style-name="P1"><text:span text:style-name="T1">i[0]=="Ahmed"</text:span></text:p>
      <text:p text:style-name="P1"><text:span text:style-name="T1">for i in Nom :</text:span></text:p>
      <text:p text:style-name="P1"><text:span text:style-name="T1"><text:s text:c="2"/>print(i)</text:span></text:p>
      <text:p text:style-name="P1"><text:span text:style-name="T1">for j in Case :</text:span></text:p>
      <text:p text:style-name="P1"><text:span text:style-name="T1"><text:s text:c="2"/>print(j)</text:span></text:p>
      <text:p text:style-name="P1"><text:span text:style-name="T1"><text:s text:c="2"/>if j=='p':</text:span></text:p>
      <text:p text:style-name="P1"><text:span text:style-name="T1"><text:s text:c="5"/>print(j,i,'test positive')</text:span></text:p>
      <text:p text:style-name="P1"><text:span text:style-name="T1">else:</text:span></text:p>
      <text:p text:style-name="P1"><text:span text:style-name="T1"><text:s text:c="5"/>print(j,i,'test negative')<text:s text:c="2"/></text:span></text:p>
      <text:p text:style-name="P1"><text:span text:style-name="T1"><text:s text:c="2"/># -*- coding: utf-8 -*-</text:span></text:p>
      <text:p text:style-name="P1"><text:span text:style-name="T1">"""examen info s1<text:s text:c="2"/>PYTHON</text:span></text:p>
      <text:p text:style-name="P1"><text:span text:style-name="T1"/></text:p>
      <text:p text:style-name="P1"><text:span text:style-name="T1">Automatically generated by Colaboratory.</text:span></text:p>
      <text:p text:style-name="P1"><text:span text:style-name="T1"/></text:p>
      <text:p text:style-name="P1"><text:span text:style-name="T1">Original file is located at</text:span></text:p>
      <text:p text:style-name="P1"><text:span text:style-name="T1"><text:s text:c="4"/>https://colab.research.google.com/drive/1VYkZJFxmMVZDTO8xdhu5NfYrkg89WvEb</text:span></text:p>
      <text:p text:style-name="P1"><text:span text:style-name="T1"/></text:p>
      <text:p text:style-name="P1"><text:span text:style-name="T1">exo 1</text:span></text:p>
      <text:p text:style-name="P1"><text:span text:style-name="T1">"""</text:span></text:p>
      <text:p text:style-name="P1"><text:span text:style-name="T1"/></text:p>
      <text:p text:style-name="P1"><text:span text:style-name="T1">import numpy as np</text:span></text:p>
      <text:p text:style-name="P1"><text:span text:style-name="T1">import pandas as pd</text:span></text:p>
      <text:p text:style-name="P1"><text:span text:style-name="T1">import matplotlib.pyplot as plt </text:span></text:p>
      <text:p text:style-name="P1"><text:span text:style-name="T1">import seaborn as sns</text:span></text:p>
      <text:p text:style-name="P1"><text:span text:style-name="T1"/></text:p>
      <text:p text:style-name="P1"><text:span text:style-name="T1">from google.colab import drive </text:span></text:p>
      <text:p text:style-name="P1"><text:span text:style-name="T1">drive.mount('/content/drive')</text:span></text:p>
      <text:p text:style-name="P1"><text:span text:style-name="T1"/></text:p>
      <text:p text:style-name="P1"><text:span text:style-name="T1">df=pd.read_csv('/content/Data.csv')</text:span></text:p>
      <text:p text:style-name="P1"><text:span text:style-name="T1"/></text:p>
      <text:p text:style-name="P1"><text:span text:style-name="T1">index =df.index</text:span></text:p>
      <text:p text:style-name="P1"><text:span text:style-name="T1">lines_number=len(index)</text:span></text:p>
      <text:p text:style-name="P1"><text:span text:style-name="T1">print(lines_number)</text:span></text:p>
      <text:p text:style-name="P1"><text:span text:style-name="T1"/></text:p>
      <text:p text:style-name="P1"><text:span text:style-name="T1">columns_number= len(df.columns)</text:span></text:p>
      <text:p text:style-name="P1"><text:span text:style-name="T1">print(columns_number)</text:span></text:p>
      <text:p text:style-name="P1"><text:span text:style-name="T1"/></text:p>
      <text:p text:style-name="P1"><text:span text:style-name="T1">df.head(10)</text:span></text:p>
      <text:p text:style-name="P1"><text:span text:style-name="T1"/></text:p>
      <text:p text:style-name="P1"><text:span text:style-name="T1">df.tail(10)</text:span></text:p>
      <text:p text:style-name="P1"><text:span text:style-name="T1"/></text:p>
      <text:p text:style-name="P1"><text:span text:style-name="T1">df.info()</text:span></text:p>
      <text:p text:style-name="P1"><text:span text:style-name="T1"/></text:p>
      <text:p text:style-name="P1"><text:span text:style-name="T1">colnames_numerics_only = df.select_dtypes(include=np.number).columns.tolist()</text:span></text:p>
      <text:p text:style-name="P1"><text:span text:style-name="T1">print(colnames_numerics_only)</text:span></text:p>
      <text:p text:style-name="P1"><text:span text:style-name="T1"/></text:p>
      <text:p text:style-name="P1"><text:span text:style-name="T1">df._get_numeric_data()</text:span></text:p>
      <text:p text:style-name="P1"><text:span text:style-name="T1"/></text:p>
      <text:p text:style-name="P1"><text:span text:style-name="T1">df._get_numeric_data().info()</text:span></text:p>
      <text:p text:style-name="P1"><text:span text:style-name="T1"/></text:p>
      <text:p text:style-name="P1"><text:span text:style-name="T1">type(df)</text:span></text:p>
      <text:p text:style-name="P1"><text:span text:style-name="T1"/></text:p>
      <text:p text:style-name="P1"><text:span text:style-name="T1">y=df['night_zanzibar']</text:span></text:p>
      <text:p text:style-name="P1"><text:span text:style-name="T1">x=df['ID']</text:span></text:p>
      <text:p text:style-name="P1"><text:span text:style-name="T1">plt.plot(x,y,color='green',linestyle='dashed',linewidth=3,marker='o', markerfacecolor='blue',markersize=8)</text:span></text:p>
      <text:p text:style-name="P1"><text:span text:style-name="T1">plt.ylabel('night_zanzibar')</text:span></text:p>
      <text:p text:style-name="P1"><text:span text:style-name="T1">plt.xlabel('ID')</text:span></text:p>
      <text:p text:style-name="P1"><text:span text:style-name="T1">plt.title('night zanzibar cliens')</text:span></text:p>
      <text:p text:style-name="P1"><text:span text:style-name="T1">plt.show()</text:span></text:p>
      <text:p text:style-name="P1"><text:span text:style-name="T1"/></text:p>
      <text:p text:style-name="P1"><text:span text:style-name="T1">y=df['night_zanzibar']</text:span></text:p>
      <text:p text:style-name="P1"><text:span text:style-name="T1">plt.hist(y,bins=df['ID'],density=True,color='Darkcyan')</text:span></text:p>
      <text:p text:style-name="P1"><text:span text:style-name="T1">plt.show()</text:span></text:p>
      <text:p text:style-name="P1"><text:span text:style-name="T1"/></text:p>
      <text:p text:style-name="P1"><text:span text:style-name="T1">y=df['night_mainland']</text:span></text:p>
      <text:p text:style-name="P1"><text:span text:style-name="T1">x=df['ID']</text:span></text:p>
      <text:p text:style-name="P1"><text:span text:style-name="T1">plt.scatter(x,y,color='gray',marker='s',alpha=0.4)</text:span></text:p>
      <text:p text:style-name="P1"><text:span text:style-name="T1">plt.xlabel('ID')</text:span></text:p>
      <text:p text:style-name="P1"><text:span text:style-name="T1">plt.ylabel('night_mainland')</text:span></text:p>
      <text:p text:style-name="P1"><text:span text:style-name="T1">plt.title('night_mainland cliens')</text:span></text:p>
      <text:p text:style-name="P1"><text:span text:style-name="T1">plt.show()</text:span></text:p>
      <text:p text:style-name="P1"><text:span text:style-name="T1">plt.show()</text:span></text:p>
      <text:p text:style-name="P1"><text:span text:style-name="T1"/></text:p>
      <text:p text:style-name="P1"><text:span text:style-name="T1">x=df['ID']</text:span></text:p>
      <text:p text:style-name="P1"><text:span text:style-name="T1">y=df['night_zanzibar']</text:span></text:p>
      <text:p text:style-name="P1"><text:span text:style-name="T1">plt.bar(x,y,width=10,color='purple',tick_label=df['ID'])</text:span></text:p>
      <text:p text:style-name="P1"><text:span text:style-name="T1">plt.ylabel('night_zanzibar')</text:span></text:p>
      <text:p text:style-name="P1"><text:span text:style-name="T1">plt.xlabel('ID')</text:span></text:p>
      <text:p text:style-name="P1"><text:span text:style-name="T1">plt.title('night zanzibar cliens')</text:span></text:p>
      <text:p text:style-name="P1"><text:span text:style-name="T1">plt.show()</text:span></text:p>
      <text:p text:style-name="P1"><text:span text:style-name="T1"/></text:p>
      <text:p text:style-name="P1"><text:span text:style-name="T1">y=df['night_zanzibar']</text:span></text:p>
      <text:p text:style-name="P1"><text:span text:style-name="T1">x=df['ID']</text:span></text:p>
      <text:p text:style-name="P1"><text:span text:style-name="T1">data=df['country']</text:span></text:p>
      <text:p text:style-name="P1"><text:span text:style-name="T1">plt.bar(x,y,tick_label=df['country'],width=8)</text:span></text:p>
      <text:p text:style-name="P1"><text:span text:style-name="T1">plt.show()</text:span></text:p>
      <text:p text:style-name="P1"><text:span text:style-name="T1"/></text:p>
      <text:p text:style-name="P1"><text:span text:style-name="T1">x=df['night_zanzibar']</text:span></text:p>
      <text:p text:style-name="P1"><text:span text:style-name="T1">plt.boxplot(x,)</text:span></text:p>
      <text:p text:style-name="P1"><text:span text:style-name="T1">plt.ylabel('night_zanzibar')</text:span></text:p>
      <text:p text:style-name="P1"><text:span text:style-name="T1">plt.xlabel('ID')</text:span></text:p>
      <text:p text:style-name="P1"><text:span text:style-name="T1">plt.title('night zanzibar cliens')</text:span></text:p>
      <text:p text:style-name="P1"><text:span text:style-name="T1">plt.show()</text:span></text:p>
      <text:p text:style-name="P1"><text:span text:style-name="T1"/></text:p>
      <text:p text:style-name="P1"><text:span text:style-name="T1">df['Vide']='0'</text:span></text:p>
      <text:p text:style-name="P1"><text:span text:style-name="T1"/></text:p>
      <text:p text:style-name="P1"><text:span text:style-name="T1">del df['vide']</text:span></text:p>
      <text:p text:style-name="P1"><text:span text:style-name="T1"/></text:p>
      <text:p text:style-name="P1"><text:span text:style-name="T1">df['New1']=df['night_zanzibar']+df['night_mainland']</text:span></text:p>
      <text:p text:style-name="P1"><text:span text:style-name="T1"/></text:p>
      <text:p text:style-name="P1"><text:span text:style-name="T1">df['New2']=df['night_zanzibar']*12</text:span></text:p>
      <text:p text:style-name="P1"><text:span text:style-name="T1"/></text:p>
      <text:p text:style-name="P1"><text:span text:style-name="T1">import math</text:span></text:p>
      <text:p text:style-name="P1"><text:span text:style-name="T1">df['New3']=df['night_zanzibar']*math.exp(2)</text:span></text:p>
      <text:p text:style-name="P1"><text:span text:style-name="T1"/></text:p>
      <text:p text:style-name="P1"><text:span text:style-name="T1">df.head()</text:span></text:p>
      <text:p text:style-name="P1"><text:span text:style-name="T1"/></text:p>
      <text:p text:style-name="P1"><text:span text:style-name="T1">"""EXO 02"""</text:span></text:p>
      <text:p text:style-name="P1"><text:span text:style-name="T1"/></text:p>
      <text:p text:style-name="P1"><text:span text:style-name="T1">dict={"Ahmed":""}</text:span></text:p>
      <text:p text:style-name="P1"><text:span text:style-name="T1"/></text:p>
      <text:p text:style-name="P1"><text:span text:style-name="T1">Nom=["Ahmed","Samir","Fouad","Assia","Sara"]</text:span></text:p>
      <text:p text:style-name="P1"><text:span text:style-name="T1">Cases=["p","n","p","n","p"]</text:span></text:p>
      <text:p text:style-name="P1"><text:span text:style-name="T1">for x in Nom:</text:span></text:p>
      <text:p text:style-name="P1"><text:span text:style-name="T1"><text:s text:c="2"/>for Case in Cases :</text:span></text:p>
      <text:p text:style-name="P1"><text:span text:style-name="T1"><text:s/></text:span></text:p>
      <text:p text:style-name="P1"><text:span text:style-name="T1"><text:s text:c="4"/>if Case="p" :</text:span></text:p>
      <text:p text:style-name="P1"><text:span text:style-name="T1"><text:s text:c="4"/>print(x"test positive")</text:span></text:p>
      <text:p text:style-name="P1"><text:span text:style-name="T1"><text:s text:c="4"/>else :</text:span></text:p>
      <text:p text:style-name="P1"><text:span text:style-name="T1"><text:s text:c="4"/>print(x"test negative")</text:span></text:p>
      <text:p text:style-name="P1"><text:span text:style-name="T1"/></text:p>
      <text:p text:style-name="P1"><text:span text:style-name="T1">dict_DATA={</text:span></text:p>
      <text:p text:style-name="P1"><text:span text:style-name="T1"><text:s text:c="4"/>"Ahmed":"p",</text:span></text:p>
      <text:p text:style-name="P1"><text:span text:style-name="T1"><text:s text:c="4"/>"Samir":"n",</text:span></text:p>
      <text:p text:style-name="P1"><text:span text:style-name="T1"><text:s text:c="4"/>"Fouad":"p",</text:span></text:p>
      <text:p text:style-name="P1"><text:span text:style-name="T1"><text:s text:c="4"/>"Assia":"n",</text:span></text:p>
      <text:p text:style-name="P1"><text:span text:style-name="T1"><text:s text:c="4"/>"Sara" :"p"}</text:span></text:p>
      <text:p text:style-name="P1"><text:span text:style-name="T1"/></text:p>
      <text:p text:style-name="P1"><text:span text:style-name="T1">Nom=["Ahmed","Samir","Fouad","Assia","Sara"]</text:span></text:p>
      <text:p text:style-name="P1"><text:span text:style-name="T1">Case=["p","n","p","n","p"]</text:span></text:p>
      <text:p text:style-name="P1"><text:span text:style-name="T1">DATA=[Nom,Case]</text:span></text:p>
      <text:p text:style-name="P1"><text:span text:style-name="T1"/></text:p>
      <text:p text:style-name="P1"><text:span text:style-name="T1">i[0]=="Ahmed"</text:span></text:p>
      <text:p text:style-name="P1"><text:span text:style-name="T1">for i in Nom :</text:span></text:p>
      <text:p text:style-name="P1"><text:span text:style-name="T1"><text:s text:c="2"/>print(i)</text:span></text:p>
      <text:p text:style-name="P1"><text:span text:style-name="T1">for j in Case :</text:span></text:p>
      <text:p text:style-name="P1"><text:span text:style-name="T1"><text:s text:c="2"/>print(j)</text:span></text:p>
      <text:p text:style-name="P1"><text:span text:style-name="T1"><text:s text:c="2"/>if j=='p':</text:span></text:p>
      <text:p text:style-name="P1"><text:span text:style-name="T1"><text:s text:c="5"/>print('test positive')</text:span></text:p>
      <text:p text:style-name="P1"><text:span text:style-name="T1"><text:s text:c="2"/>else:</text:span></text:p>
      <text:p text:style-name="P1"><text:span text:style-name="T1"><text:s text:c="5"/>print('test negative')</text:span></text:p>
      <text:p text:style-name="P1"><text:span text:style-name="T1"/></text:p>
      <text:p text:style-name="P1"><text:span text:style-name="T1">Nom=["Ahmed","Samir","Fouad","Assia","Sara"]</text:span></text:p>
      <text:p text:style-name="P1"><text:span text:style-name="T1">Case=["p","n","p","n","p"]</text:span></text:p>
      <text:p text:style-name="P1"><text:span text:style-name="T1">DATA=[Nom,Case]</text:span></text:p>
      <text:p text:style-name="P1"><text:span text:style-name="T1">print(DATA)</text:span></text:p>
      <text:p text:style-name="P1"><text:span text:style-name="T1">i[0]=="Ahmed"</text:span></text:p>
      <text:p text:style-name="P1"><text:span text:style-name="T1">for i in Nom :</text:span></text:p>
      <text:p text:style-name="P1"><text:span text:style-name="T1"><text:s text:c="2"/>print(i)</text:span></text:p>
      <text:p text:style-name="P1"><text:span text:style-name="T1">for j in Case :</text:span></text:p>
      <text:p text:style-name="P1"><text:span text:style-name="T1"><text:s text:c="2"/>print(j)</text:span></text:p>
      <text:p text:style-name="P1"><text:span text:style-name="T1"><text:s text:c="2"/>if j=='p':</text:span></text:p>
      <text:p text:style-name="P1"><text:span text:style-name="T1"><text:s text:c="5"/>print(j,i,'test positive')</text:span></text:p>
      <text:p text:style-name="P1"><text:span text:style-name="T1"><text:s text:c="2"/>else:</text:span></text:p>
      <text:p text:style-name="P1"><text:span text:style-name="T1"><text:s text:c="5"/>print(j,i,'test negative')</text:span></text:p>
      <text:p text:style-name="P1"><text:span text:style-name="T1"/></text:p>
      <text:p text:style-name="P1"><text:span text:style-name="T1">for x in Nom :</text:span></text:p>
      <text:p text:style-name="P1"><text:span text:style-name="T1"><text:s text:c="2"/>if i in case ="p" :</text:span></text:p>
      <text:p text:style-name="P1"><text:span text:style-name="T1"><text:s text:c="6"/>print("test positive")</text:span></text:p>
      <text:p text:style-name="P1"><text:span text:style-name="T1"><text:s text:c="2"/>else :</text:span></text:p>
      <text:p text:style-name="P1"><text:span text:style-name="T1"><text:s text:c="6"/>print("test negative")</text:span></text:p>
      <text:p text:style-name="P1"><text:span text:style-name="T1"/></text:p>
      <text:p text:style-name="P1"><text:span text:style-name="T1">"""exo 03</text:span></text:p>
      <text:p text:style-name="P1"><text:span text:style-name="T1"/></text:p>
      <text:p text:style-name="P1"><text:span text:style-name="T1">la formule generale de if</text:span></text:p>
      <text:p text:style-name="P1"><text:span text:style-name="T1">"""</text:span></text:p>
      <text:p text:style-name="P1"><text:span text:style-name="T1"/></text:p>
      <text:p text:style-name="P1"><text:span text:style-name="T1">if condition phrase01 :</text:span></text:p>
      <text:p text:style-name="P1"><text:span text:style-name="T1"><text:s text:c="2"/>print('<text:s text:c="2"/>')</text:span></text:p>
      <text:p text:style-name="P1"><text:span text:style-name="T1">elif condition phrase02:</text:span></text:p>
      <text:p text:style-name="P1"><text:span text:style-name="T1"><text:s text:c="2"/>print('<text:s text:c="2"/>')</text:span></text:p>
      <text:p text:style-name="P1"><text:span text:style-name="T1">else:</text:span></text:p>
      <text:p text:style-name="P1"><text:span text:style-name="T1"><text:s text:c="2"/>print('<text:s text:c="2"/>') </text:span></text:p>
      <text:p text:style-name="P1"><text:span text:style-name="T1"/></text:p>
      <text:p text:style-name="P1"><text:span text:style-name="T1"><text:s text:c="2"/>example:</text:span></text:p>
      <text:p text:style-name="P1"><text:span text:style-name="T1"><text:s text:c="3"/></text:span></text:p>
      <text:p text:style-name="P1"><text:span text:style-name="T1"><text:s text:c="2"/>a = 200</text:span></text:p>
      <text:p text:style-name="P1"><text:span text:style-name="T1">b = 33</text:span></text:p>
      <text:p text:style-name="P1"><text:span text:style-name="T1">if b &gt; a:</text:span></text:p>
      <text:p text:style-name="P1"><text:span text:style-name="T1"><text:s text:c="2"/>print("b is greater than a")</text:span></text:p>
      <text:p text:style-name="P1"><text:span text:style-name="T1">elif a == b:</text:span></text:p>
      <text:p text:style-name="P1"><text:span text:style-name="T1"><text:s text:c="2"/>print("a and b are equal")</text:span></text:p>
      <text:p text:style-name="P1"><text:span text:style-name="T1">else:</text:span></text:p>
      <text:p text:style-name="P1"><text:span text:style-name="T1"><text:s text:c="2"/>print("a is greater than b")</text:span></text:p>
      <text:p text:style-name="P1"><text:span text:style-name="T1"/></text:p>
      <text:p text:style-name="P1"><text:span text:style-name="T1">"""la formule generale de la boucle for """</text:span></text:p>
      <text:p text:style-name="P1"><text:span text:style-name="T1"/></text:p>
      <text:p text:style-name="P1"><text:span text:style-name="T1">for iterator_var in sequence:</text:span></text:p>
      <text:p text:style-name="P1"><text:span text:style-name="T1"><text:s text:c="4"/>statements(s)</text:span></text:p>
      <text:p text:style-name="P1"><text:span text:style-name="T1"/></text:p>
      <text:p text:style-name="P1"><text:span text:style-name="T1"><text:s text:c="3"/># A simple for loop example</text:span></text:p>
      <text:p text:style-name="P1"><text:span text:style-name="T1"><text:s/></text:span></text:p>
      <text:p text:style-name="P1"><text:span text:style-name="T1">fruits = ["apple", "orange", "kiwi"]</text:span></text:p>
      <text:p text:style-name="P1"><text:span text:style-name="T1"><text:s/></text:span></text:p>
      <text:p text:style-name="P1"><text:span text:style-name="T1">for fruit in fruits:</text:span></text:p>
      <text:p text:style-name="P1"><text:span text:style-name="T1"><text:s/></text:span></text:p>
      <text:p text:style-name="P1"><text:span text:style-name="T1"><text:s/>print(fruit)</text:span></text:p>
      <text:p text:style-name="P1"><text:span text:style-name="T1"/></text:p>
      <text:p text:style-name="P1"><text:span text:style-name="T1">"""data types in python"""</text:span></text:p>
      <text:p text:style-name="P1"><text:span text:style-name="T1"/></text:p>
      <text:p text:style-name="P1"><text:span text:style-name="T1">Strings<text:tab/>example :"Hello!"</text:span></text:p>
      <text:p text:style-name="P1"><text:span text:style-name="T1">Integers example<text:tab/><text:s text:c="2"/>5364</text:span></text:p>
      <text:p text:style-name="P1"><text:span text:style-name="T1">Floats<text:tab/>3.1415</text:span></text:p>
      <text:p text:style-name="P1"><text:span text:style-name="T1">Booleans<text:tab/>True, False</text:span></text:p>
      <text:p text:style-name="P1"><text:span text:style-name="T1">Lists<text:tab/>[1,2,3,4,5]</text:span></text:p>
      <text:p text:style-name="P1"><text:span text:style-name="T1">Tuples<text:tab/>(1,2,3,4,5)</text:span></text:p>
      <text:p text:style-name="P1"><text:span text:style-name="T1">Dictionaries<text:tab/>{"a":1, "b":2, "c":3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